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Sans L1" svg:font-family="'Nimbus Sans L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OpenVPN</text:p>
          </table:table-cell>
          <table:table-cell office:value-type="float" office:value="69.27">
            <text:p>69.27</text:p>
          </table:table-cell>
          <table:table-cell office:value-type="float" office:value="82.01">
            <text:p>82.01</text:p>
          </table:table-cell>
          <table:table-cell office:value-type="float" office:value="91.51">
            <text:p>91.51</text:p>
          </table:table-cell>
          <table:table-cell office:value-type="float" office:value="99.28">
            <text:p>99.28</text:p>
          </table:table-cell>
          <table:table-cell office:value-type="float" office:value="99.03">
            <text:p>99.03</text:p>
          </table:table-cell>
          <table:table-cell table:number-columns-repeated="1018"/>
        </table:table-row>
        <table:table-row table:style-name="ro1">
          <table:table-cell office:value-type="string">
            <text:p>Hamachi</text:p>
          </table:table-cell>
          <table:table-cell office:value-type="float" office:value="30.5">
            <text:p>30.5</text:p>
          </table:table-cell>
          <table:table-cell office:value-type="float" office:value="74.44">
            <text:p>74.44</text:p>
          </table:table-cell>
          <table:table-cell office:value-type="float" office:value="78.52">
            <text:p>78.52</text:p>
          </table:table-cell>
          <table:table-cell office:value-type="float" office:value="145.2">
            <text:p>145.2</text:p>
          </table:table-cell>
          <table:table-cell table:number-columns-repeated="1019"/>
        </table:table-row>
        <table:table-row table:style-name="ro1">
          <table:table-cell office:value-type="string">
            <text:p>GroupVPN</text:p>
          </table:table-cell>
          <table:table-cell office:value-type="float" office:value="23.5">
            <text:p>23.5</text:p>
          </table:table-cell>
          <table:table-cell office:value-type="float" office:value="44.5">
            <text:p>44.5</text:p>
          </table:table-cell>
          <table:table-cell office:value-type="float" office:value="89.2">
            <text:p>89.2</text:p>
          </table:table-cell>
          <table:table-cell office:value-type="float" office:value="187.6">
            <text:p>187.6</text:p>
          </table:table-cell>
          <table:table-cell office:value-type="float" office:value="364.2">
            <text:p>364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OpenVPN</text:p>
          </table:table-cell>
          <table:table-cell office:value-type="float" office:value="210.42">
            <text:p>210.42</text:p>
          </table:table-cell>
          <table:table-cell office:value-type="float" office:value="389.24">
            <text:p>389.24</text:p>
          </table:table-cell>
          <table:table-cell office:value-type="float" office:value="737.52">
            <text:p>737.52</text:p>
          </table:table-cell>
          <table:table-cell office:value-type="float" office:value="1501.17">
            <text:p>1501.17</text:p>
          </table:table-cell>
          <table:table-cell office:value-type="float" office:value="2768.8">
            <text:p>2768.8</text:p>
          </table:table-cell>
          <table:table-cell table:number-columns-repeated="1018"/>
        </table:table-row>
        <table:table-row table:style-name="ro1">
          <table:table-cell office:value-type="string">
            <text:p>Hamachi</text:p>
          </table:table-cell>
          <table:table-cell office:value-type="float" office:value="468.01">
            <text:p>468.01</text:p>
          </table:table-cell>
          <table:table-cell office:value-type="float" office:value="922.5">
            <text:p>922.5</text:p>
          </table:table-cell>
          <table:table-cell office:value-type="float" office:value="1820.8">
            <text:p>1820.8</text:p>
          </table:table-cell>
          <table:table-cell office:value-type="float" office:value="3563.4">
            <text:p>3563.4</text:p>
          </table:table-cell>
          <table:table-cell table:number-columns-repeated="1019"/>
        </table:table-row>
        <table:table-row table:style-name="ro1">
          <table:table-cell office:value-type="string">
            <text:p>GroupVPN</text:p>
          </table:table-cell>
          <table:table-cell office:value-type="float" office:value="368">
            <text:p>368</text:p>
          </table:table-cell>
          <table:table-cell office:value-type="float" office:value="721">
            <text:p>721</text:p>
          </table:table-cell>
          <table:table-cell office:value-type="float" office:value="1430">
            <text:p>1430</text:p>
          </table:table-cell>
          <table:table-cell office:value-type="float" office:value="2845">
            <text:p>2845</text:p>
          </table:table-cell>
          <table:table-cell office:value-type="float" office:value="5680">
            <text:p>5680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>
            <draw:frame table:end-cell-address="Sheet1.I32" table:end-x="0.0169in" table:end-y="0.1268in" draw:z-index="1" draw:name="Chart 1" draw:style-name="gr1" svg:width="5.5209in" svg:height="3.0913in" svg:x="0.5984in" svg:y="0.2008in">
              <draw:object draw:notify-on-update-of-ranges="Sheet1.B6:Sheet1.F6 Sheet1.A7:Sheet1.A7 Sheet1.B7:Sheet1.F7 Sheet1.B6:Sheet1.F6 Sheet1.A8:Sheet1.A8 Sheet1.B8:Sheet1.F8 Sheet1.B6:Sheet1.F6 Sheet1.A9:Sheet1.A9 Sheet1.B9:Sheet1.F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>
            <draw:frame table:end-cell-address="Sheet1.H48" table:end-x="0.7244in" table:end-y="0.0264in" draw:z-index="0" draw:name="Chart 2" draw:style-name="gr1" svg:width="5.4169in" svg:height="3.0701in" svg:x="0.6626in" svg:y="0.1213in">
              <draw:object draw:notify-on-update-of-ranges="Sheet1.B1:Sheet1.F1 Sheet1.A2:Sheet1.A2 Sheet1.B2:Sheet1.F2 Sheet1.B1:Sheet1.F1 Sheet1.A3:Sheet1.A3 Sheet1.B3:Sheet1.F3 Sheet1.B1:Sheet1.F1 Sheet1.A4:Sheet1.A4 Sheet1.B4:Sheet1.F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Sans L1" svg:font-family="'Nimbus Sans L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02/16/2010</text:date>, <text:time>17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01-28T00:19:59Z</meta:creation-date>
    <dc:date>2010-02-16T17:24:57</dc:date>
    <meta:editing-cycles>5</meta:editing-cycles>
    <meta:editing-duration>PT02H38M07S</meta:editing-duration>
    <dc:creator>David Wolinsky</dc:creator>
    <meta:document-statistic meta:table-count="3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treat-empty-cells="ignore" chart:spline-order="3" chart:series-source="rows"/>
      <style:graphic-properties svg:stroke-width="0.026cm" svg:stroke-color="#b3b3b3" draw:stroke-linejoin="round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b3b3b3" draw:stroke-linejoin="round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5" style:family="chart">
      <style:chart-properties style:rotation-angle="0"/>
      <style:text-properties fo:color="#000000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b3b3b3" draw:stroke-linejoin="round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7" style:family="chart">
      <style:chart-properties style:rotation-angle="90"/>
      <style:text-properties fo:color="#000000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8" style:family="chart">
      <style:graphic-properties svg:stroke-width="0.026cm" svg:stroke-color="#b3b3b3" draw:stroke-linejoin="round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8cm" svg:stroke-color="#004586" draw:fill="none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47cm" chart:symbol-height="0.247cm"/>
      <style:graphic-properties svg:stroke-width="0.088cm" svg:stroke-color="#ff420e" draw:fill="non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244cm" chart:symbol-height="0.244cm"/>
      <style:graphic-properties svg:stroke-width="0.088cm" svg:stroke-color="#ffd320" draw:fill="none" draw:fill-color="#ffd320"/>
      <style:text-properties fo:font-size="6pt" style:font-size-asian="6pt" style:font-size-complex="6pt"/>
    </style:style>
    <style:style style:name="ch12" style:family="chart">
      <style:graphic-properties draw:stroke="solid" svg:stroke-width="0.026cm" svg:stroke-color="#b3b3b3" draw:stroke-linejoin="round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76cm" svg:height="7.799cm" xlink:href=".." chart:class="chart:scatter" chart:style-name="ch1">
        <chart:legend chart:legend-position="bottom" svg:x="1.417cm" svg:y="6.8cm" chart:style-name="ch2"/>
        <chart:plot-area chart:style-name="ch3" table:cell-range-address="Sheet1.A1:Sheet1.F4" chart:data-source-has-labels="column" svg:x="0.306cm" svg:y="0.153cm" svg:width="12.898cm" svg:height="6.927cm">
          <chart:axis chart:dimension="x" chart:name="primary-x" chart:style-name="ch4">
            <chart:title svg:x="5.952cm" svg:y="6.442cm" chart:style-name="ch5">
              <text:p>Network Size</text:p>
            </chart:title>
          </chart:axis>
          <chart:axis chart:dimension="y" chart:name="primary-y" chart:style-name="ch6">
            <chart:title svg:x="0.305cm" svg:y="5.456cm" chart:style-name="ch7">
              <text:p>Bandwidth (Mbits)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scatter">
            <chart:domain table:cell-range-address="Sheet1.B1:Sheet1.F1"/>
            <chart:data-point chart:repeated="5"/>
          </chart:series>
          <chart:series chart:style-name="ch10" chart:values-cell-range-address="Sheet1.B3:Sheet1.F3" chart:label-cell-address="Sheet1.A3:Sheet1.A3" chart:class="chart:scatter">
            <chart:data-point chart:repeated="5"/>
          </chart:series>
          <chart:series chart:style-name="ch11" chart:values-cell-range-address="Sheet1.B4:Sheet1.F4" chart:label-cell-address="Sheet1.A4:Sheet1.A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">Row 1</text:p>
              </table:table-cell>
              <table:table-cell office:value-type="float" office:value="2">
                <text:p text:id="Sheet1.B1:Sheet1.F1"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 text:id="Sheet1.A2:Sheet1.A2">OpenVPN</text:p>
              </table:table-cell>
              <table:table-cell office:value-type="float" office:value="69.27">
                <text:p text:id="Sheet1.B2:Sheet1.F2">69.27</text:p>
              </table:table-cell>
              <table:table-cell office:value-type="float" office:value="82.01">
                <text:p>82.01</text:p>
              </table:table-cell>
              <table:table-cell office:value-type="float" office:value="91.51">
                <text:p>91.51</text:p>
              </table:table-cell>
              <table:table-cell office:value-type="float" office:value="99.28">
                <text:p>99.28</text:p>
              </table:table-cell>
              <table:table-cell office:value-type="float" office:value="99.03">
                <text:p>99.03</text:p>
              </table:table-cell>
            </table:table-row>
            <table:table-row>
              <table:table-cell office:value-type="string">
                <text:p text:id="Sheet1.A3:Sheet1.A3">Hamachi</text:p>
              </table:table-cell>
              <table:table-cell office:value-type="float" office:value="30.5">
                <text:p text:id="Sheet1.B3:Sheet1.F3">30.5</text:p>
              </table:table-cell>
              <table:table-cell office:value-type="float" office:value="74.44">
                <text:p>74.44</text:p>
              </table:table-cell>
              <table:table-cell office:value-type="float" office:value="78.52">
                <text:p>78.52</text:p>
              </table:table-cell>
              <table:table-cell office:value-type="float" office:value="145.2">
                <text:p>145.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4:Sheet1.A4">GroupVPN</text:p>
              </table:table-cell>
              <table:table-cell office:value-type="float" office:value="23.5">
                <text:p text:id="Sheet1.B4:Sheet1.F4">23.5</text:p>
              </table:table-cell>
              <table:table-cell office:value-type="float" office:value="44.5">
                <text:p>44.5</text:p>
              </table:table-cell>
              <table:table-cell office:value-type="float" office:value="89.2">
                <text:p>89.2</text:p>
              </table:table-cell>
              <table:table-cell office:value-type="float" office:value="187.6">
                <text:p>187.6</text:p>
              </table:table-cell>
              <table:table-cell office:value-type="float" office:value="364.2">
                <text:p>36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treat-empty-cells="ignore" chart:spline-order="3" chart:series-source="rows"/>
      <style:graphic-properties svg:stroke-width="0.026cm" svg:stroke-color="#b3b3b3" draw:stroke-linejoin="round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b3b3b3" draw:stroke-linejoin="round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5" style:family="chart">
      <style:chart-properties style:rotation-angle="0"/>
      <style:text-properties fo:color="#000000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b3b3b3" draw:stroke-linejoin="round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7" style:family="chart">
      <style:chart-properties style:rotation-angle="90"/>
      <style:text-properties fo:color="#000000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8" style:family="chart">
      <style:graphic-properties svg:stroke-width="0.026cm" svg:stroke-color="#b3b3b3" draw:stroke-linejoin="round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8cm" svg:stroke-color="#004586" draw:fill="none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47cm" chart:symbol-height="0.247cm"/>
      <style:graphic-properties svg:stroke-width="0.088cm" svg:stroke-color="#ff420e" draw:fill="non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244cm" chart:symbol-height="0.244cm"/>
      <style:graphic-properties svg:stroke-width="0.088cm" svg:stroke-color="#ffd320" draw:fill="none" draw:fill-color="#ffd320"/>
      <style:text-properties fo:font-size="6pt" style:font-size-asian="6pt" style:font-size-complex="6pt"/>
    </style:style>
    <style:style style:name="ch12" style:family="chart">
      <style:graphic-properties draw:stroke="solid" svg:stroke-width="0.026cm" svg:stroke-color="#b3b3b3" draw:stroke-linejoin="round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024cm" svg:height="7.853cm" xlink:href=".." chart:class="chart:scatter" chart:style-name="ch1">
        <chart:legend chart:legend-position="bottom" svg:x="2.889cm" svg:y="6.853cm" chart:style-name="ch2"/>
        <chart:plot-area chart:style-name="ch3" table:cell-range-address="Sheet1.A6:Sheet1.F9" chart:data-source-has-labels="column" svg:x="0.191cm" svg:y="0.108cm" svg:width="13.388cm" svg:height="7.11cm">
          <chart:axis chart:dimension="x" chart:name="primary-x" chart:style-name="ch4">
            <chart:title svg:x="5.732cm" svg:y="6.446cm" chart:style-name="ch5">
              <text:p>Network Size</text:p>
            </chart:title>
          </chart:axis>
          <chart:axis chart:dimension="y" chart:name="primary-y" chart:style-name="ch6">
            <chart:title svg:x="0.157cm" svg:y="5.909cm" chart:style-name="ch7">
              <text:p>Transactions/Second</text:p>
            </chart:title>
            <chart:grid chart:style-name="ch8" chart:class="major"/>
          </chart:axis>
          <chart:series chart:style-name="ch9" chart:values-cell-range-address="Sheet1.B7:Sheet1.F7" chart:label-cell-address="Sheet1.A7:Sheet1.A7" chart:class="chart:scatter">
            <chart:domain table:cell-range-address="Sheet1.B6:Sheet1.F6"/>
            <chart:data-point chart:repeated="5"/>
          </chart:series>
          <chart:series chart:style-name="ch10" chart:values-cell-range-address="Sheet1.B8:Sheet1.F8" chart:label-cell-address="Sheet1.A8:Sheet1.A8" chart:class="chart:scatter">
            <chart:data-point chart:repeated="5"/>
          </chart:series>
          <chart:series chart:style-name="ch11" chart:values-cell-range-address="Sheet1.B9:Sheet1.F9" chart:label-cell-address="Sheet1.A9:Sheet1.A9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">
                <text:p text:id="Sheet1.B6:Sheet1.F6"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 text:id="Sheet1.A7:Sheet1.A7">OpenVPN</text:p>
              </table:table-cell>
              <table:table-cell office:value-type="float" office:value="210.42">
                <text:p text:id="Sheet1.B7:Sheet1.F7">210.42</text:p>
              </table:table-cell>
              <table:table-cell office:value-type="float" office:value="389.24">
                <text:p>389.24</text:p>
              </table:table-cell>
              <table:table-cell office:value-type="float" office:value="737.52">
                <text:p>737.52</text:p>
              </table:table-cell>
              <table:table-cell office:value-type="float" office:value="1501.17">
                <text:p>1501.17</text:p>
              </table:table-cell>
              <table:table-cell office:value-type="float" office:value="2768.8">
                <text:p>2768.8</text:p>
              </table:table-cell>
            </table:table-row>
            <table:table-row>
              <table:table-cell office:value-type="string">
                <text:p text:id="Sheet1.A8:Sheet1.A8">Hamachi</text:p>
              </table:table-cell>
              <table:table-cell office:value-type="float" office:value="468.01">
                <text:p text:id="Sheet1.B8:Sheet1.F8">468.01</text:p>
              </table:table-cell>
              <table:table-cell office:value-type="float" office:value="922.5">
                <text:p>922.5</text:p>
              </table:table-cell>
              <table:table-cell office:value-type="float" office:value="1820.8">
                <text:p>1820.8</text:p>
              </table:table-cell>
              <table:table-cell office:value-type="float" office:value="3563.4">
                <text:p>3563.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9:Sheet1.A9">GroupVPN</text:p>
              </table:table-cell>
              <table:table-cell office:value-type="float" office:value="368">
                <text:p text:id="Sheet1.B9:Sheet1.F9">368</text:p>
              </table:table-cell>
              <table:table-cell office:value-type="float" office:value="721">
                <text:p>721</text:p>
              </table:table-cell>
              <table:table-cell office:value-type="float" office:value="1430">
                <text:p>1430</text:p>
              </table:table-cell>
              <table:table-cell office:value-type="float" office:value="2845">
                <text:p>2845</text:p>
              </table:table-cell>
              <table:table-cell office:value-type="float" office:value="5680">
                <text:p>56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